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top="0.1667in" fo:margin-bottom="0.0833in"/>
      <style:text-properties style:font-name="Arial" fo:font-size="12.0pt"/>
    </style:style>
    <style:style style:name="P2" style:family="paragraph" style:parent-style-name="Standard">
      <style:text-properties style:font-name="Times" fo:font-size="10.0pt"/>
    </style:style>
    <style:style style:name="P3" style:family="paragraph" style:parent-style-name="Standard">
      <style:text-properties style:font-name="Times" fo:font-size="11.0pt"/>
    </style:style>
    <style:style style:name="P4" style:family="paragraph" style:parent-style-name="Standard">
      <style:text-properties style:font-name="Times" fo:font-size="12.0pt"/>
    </style:style>
    <style:style style:name="P5" style:family="paragraph" style:parent-style-name="Standard">
      <style:paragraph-properties fo:margin-top="0.1667in" fo:margin-bottom="0.0833in"/>
      <style:text-properties style:font-name="Arial" fo:font-size="14.0pt"/>
    </style:style>
    <style:style style:name="P6" style:family="paragraph" style:parent-style-name="Standard">
      <style:paragraph-properties fo:margin-bottom="0.0833in"/>
      <style:text-properties style:font-name="Times" fo:font-size="11.0pt" fo:color="#000000"/>
    </style:style>
    <style:style style:name="P7" style:family="paragraph" style:parent-style-name="Standard">
      <style:text-properties style:font-name="Times" fo:font-size="11.0pt" fo:color="#000000"/>
    </style:style>
    <style:style style:name="P8" style:family="paragraph" style:parent-style-name="Standard">
      <style:paragraph-properties fo:margin-bottom="0.0833in"/>
      <style:text-properties style:font-name="Times" fo:font-size="11.0pt"/>
    </style:style>
    <style:style style:name="P9" style:family="paragraph" style:parent-style-name="Standard">
      <style:paragraph-properties fo:line-height="114%"/>
      <style:text-properties style:font-name="Times" fo:font-size="11.0pt" fo:color="#000000"/>
    </style:style>
    <style:style style:name="P10" style:family="paragraph" style:parent-style-name="Standard">
      <style:paragraph-properties fo:line-height="114%"/>
      <style:text-properties style:font-name="Times" fo:font-size="11.2pt" fo:color="#000000"/>
    </style:style>
    <style:style style:name="P11" style:family="paragraph" style:parent-style-name="Standard">
      <style:paragraph-properties fo:margin-bottom="0.0833in"/>
      <style:text-properties style:font-name="Times New Roman" fo:font-size="12.0pt"/>
    </style:style>
    <style:style style:name="P12" style:family="paragraph" style:parent-style-name="Standard">
      <style:paragraph-properties fo:line-height="114%"/>
      <style:text-properties style:font-name="Times" fo:font-size="10.0pt" fo:color="#333333" fo:background-color="#ffffff"/>
    </style:style>
    <style:style style:name="P13" style:family="paragraph" style:parent-style-name="Standard">
      <style:paragraph-properties fo:margin-bottom="0.0833in"/>
      <style:text-properties style:font-name="Times New Roman" fo:font-size="10.0pt"/>
    </style:style>
    <style:style style:name="P14" style:family="paragraph" style:parent-style-name="Standard">
      <style:paragraph-properties fo:margin-bottom="0.0833in"/>
      <style:text-properties style:font-name="Times" fo:font-size="10.0pt"/>
    </style:style>
    <style:style style:name="P15"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1.0pt" fo:color="#000000"/>
    </style:style>
    <style:style style:name="P16" style:family="paragraph" style:parent-style-name="Standard">
      <style:paragraph-properties fo:margin-left="0.5000in" fo:text-indent="-0.5000in" fo:line-height="114%">
        <style:tab-stops>
          <style:tab-stop style:position="0.1528in"/>
          <style:tab-stop style:position="0.5000in"/>
        </style:tab-stops>
      </style:paragraph-properties>
      <style:text-properties style:font-name="Times" fo:font-size="11.0pt" fo:color="#000000"/>
    </style:style>
    <style:style style:name="P17" style:family="paragraph" style:parent-style-name="Standard">
      <style:paragraph-properties fo:margin-left="1.0000in"/>
      <style:text-properties style:font-name="Times" fo:font-size="11.0pt"/>
    </style:style>
    <style:style style:name="P18" style:family="paragraph" style:parent-style-name="Standard">
      <style:paragraph-properties fo:margin-top="0.1667in" fo:margin-bottom="0.0833in"/>
      <style:text-properties style:font-name="Times" fo:font-size="11.0pt"/>
    </style:style>
    <style:style style:name="P19" style:family="paragraph" style:parent-style-name="Standard">
      <style:paragraph-properties fo:margin-left="0.5000in"/>
      <style:text-properties style:font-name="Times" fo:font-size="11.0pt"/>
    </style:style>
    <style:style style:name="P20" style:family="paragraph" style:parent-style-name="Standard">
      <style:paragraph-properties fo:text-align="center"/>
      <style:text-properties style:font-name="Times" fo:font-size="11.0pt"/>
    </style:style>
    <style:style style:name="P21" style:family="paragraph" style:parent-style-name="Standard">
      <style:text-properties style:font-name="Times New Roman" fo:font-size="12.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fo:font-weight="bold" fo:font-weight-asian="bold" fo:font-weight-complex="bold"/>
    </style:style>
    <style:style style:name="T4" style:family="text">
      <style:text-properties fo:color="#000000"/>
    </style:style>
    <style:style style:name="T5" style:family="text">
      <style:text-properties fo:font-style="italic" fo:font-style-asian="italic" fo:font-style-complex="italic"/>
    </style:style>
    <style:style style:name="T6" style:family="text">
      <style:text-properties fo:font-size="11.0pt" fo:font-size-asian="11.0pt" fo:font-size-complex="11.0pt"/>
    </style:style>
    <style:style style:name="T7" style:family="text">
      <style:text-properties fo:letter-spacing="0.0000in"/>
    </style:style>
    <style:style style:name="T8" style:family="text">
      <style:text-properties style:font-name="Times New Roman" fo:font-size="12.0pt" fo:font-size-asian="12.0pt" fo:font-size-complex="12.0pt"/>
    </style:style>
    <style:style style:name="T9" style:family="text">
      <style:text-properties fo:letter-spacing="0.0000in" fo: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RaspiCam Documentation</text:span></text:p>
      <text:p text:style-name="P2"/>
      <text:p text:style-name="P3">This document describes the use of the three Raspberry Pi camera applications as of November 12th 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3"/>
      <text:p text:style-name="P3">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4"/>
      <text:p text:style-name="P2"/>
      <text:p text:style-name="P5"><text:span text:style-name="T2">Setting up the Camera hardware</text:span></text:p>
      <text:p text:style-name="P2"/>
      <text:p text:style-name="P2"/>
      <text:p text:style-name="P6"><text:span text:style-name="T3">Warning</text:span>. Cameras are static sensitive. Earth yourself prior to handling the PCB, a sink tap/faucet or similar should suffice if you don’t have an earthing strap.</text:p>
      <text:p text:style-name="P7"><text:span text:style-name="T4">The camera board attaches to the Raspberry Pi via a 15 way ribbon cable. </text:span>There are only two connections to make, the ribbon cable need to be attached to the camera PCB and the Raspberry Pi itself. You need to get it the right way round or the camera will not work. On the camera PCB, the blue backing on the cable should be away from the PCB, and on the Raspberry Pi it should be towards the Ethernet connection (or where the Ethernet connector would be if you are using a model A).</text:p>
      <text:p text:style-name="P8"/>
      <text:p text:style-name="P9">Although the connectors on the PCB and the Pi are different, they work in a similar way. On the Raspberry Pi, p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9"/>
      <text:p text:style-name="P5"><text:span text:style-name="T2">Setting up the Camera software</text:span></text:p>
      <text:p text:style-name="P10"/>
      <text:p text:style-name="P9">Execute the following instructions on the command line to download and install the latest kernel, <text:s/>GPU firmware and applications. You will need a internet connection for this to work correctly.</text:p>
      <text:p text:style-name="P11"/>
      <text:p text:style-name="P12">sudo apt-get update</text:p>
      <text:p text:style-name="P12">sudo apt-get upgrade</text:p>
      <text:p text:style-name="P11"/>
      <text:p text:style-name="P9">Now you need to enable camera support using the raspi-config program you will have used when you first set up your Raspberry Pi.</text:p>
      <text:p text:style-name="P11"/>
      <text:p text:style-name="P12">sudo raspi-config</text:p>
      <text:p text:style-name="P13"/>
      <text:p text:style-name="P9">Use the cursor keys to move to the camera option and select enable. On exiting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8"/>
      <text:p text:style-name="P8">To test that the system is installed and working, try the following command : </text:p>
      <text:p text:style-name="P8"/>
      <text:p text:style-name="P14">raspistill -v -o test.jpg</text:p>
      <text:p text:style-name="P11"/>
      <text:p text:style-name="P8">The display should show a 5 second preview from the camera and then take a picture, saved to the file test.jpg, whilst display various informational messages.</text:p>
      <text:p text:style-name="P11"/>
      <text:p text:style-name="P5"><text:span text:style-name="T2">Troubleshooting</text:span></text:p>
      <text:p text:style-name="P11"/>
      <text:p text:style-name="P8">If the camera is not working correctly, there are number of things to try. </text:p>
      <text:list text:style-name="L1">
        <text:list-item>
          <text:p text:style-name="P15">Are the ribbon connectors all firmly seated and the right way round? They must be straight in their sockets.</text:p>
        </text:list-item>
        <text:list-item>
          <text:p text:style-name="P16">Is the camera module connector firmly attached to the camera PCB? This is the connection from the smaller black camera module itself to the camera PCB. Sometimes this connection can come loose. Using a fingernail, flip up the connector on the PCB, then reseat it with gentle pressure, it engages with a very slight click.</text:p>
        </text:list-item>
        <text:list-item>
          <text:p text:style-name="P16">Have sudo apt-get update, sudo apt-get upgrade been run?</text:p>
        </text:list-item>
        <text:list-item>
          <text:p text:style-name="P16">Has raspi-config been run and the camera enabled?</text:p>
        </text:list-item>
        <text:list-item>
          <text:p text:style-name="P16">Is your power supply sufficient? The camera adds about 200-250mA to the power requirements of the Raspberry Pi.</text:p>
        </text:list-item>
      </text:list>
      <text:p text:style-name="P8"/>
      <text:p text:style-name="P9">So, if things are still not working, try the following:</text:p>
      <text:p text:style-name="P8"/>
      <text:p text:style-name="P9"><text:span text:style-name="T5">Error : raspistill/raspivid not found.</text:span><text:s/>This probably means your update/upgrade failed in some way. Try it again.</text:p>
      <text:p text:style-name="P8"/>
      <text:p text:style-name="P9"><text:span text:style-name="T5">Error : ENOMEM displayed.</text:span><text:s/>Camera is not starting up. Check all connections again. </text:p>
      <text:p text:style-name="P8"/>
      <text:p text:style-name="P9"><text:span text:style-name="T5">Error : ENOSPC displayed.</text:span><text:s/>Camera is probably running out of GPU memory. Check config.txt in the /boot/ folder. The gpu_mem option should be at least 128.</text:p>
      <text:p text:style-name="P8"/>
      <text:p text:style-name="P9">If after all the above, the camera is still not working, it may be defective. Try posting on the Raspberry Pi forum (Camera section) to see if there is any more help available there.</text:p>
      <text:p text:style-name="P9"/>
      <text:p text:style-name="P5"><text:span text:style-name="T2">Common Command line Options</text:span></text:p>
      <text:p text:style-name="P5"><text:span text:style-name="T3">Preview Window</text:span></text:p>
      <text:p text:style-name="P2"/>
      <text:p text:style-name="P2"/>
      <text:p text:style-name="P3"><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3"><text:tab/>--opacity, <text:tab/>-op<text:tab/>Set preview window opacity</text:p>
      <text:p text:style-name="P3"/>
      <text:p text:style-name="P3">Sets the opacity of the preview windows. 0 = invisible, 255 = fully opaque.</text:p>
      <text:p text:style-name="P3"/>
      <text:p text:style-name="P5"><text:span text:style-name="T3">Camera Control Options</text:span></text:p>
      <text:p text:style-name="P2"/>
      <text:p text:style-name="P2"/>
      <text:p text:style-name="P3"><text:tab/>--sharpness, <text:tab/>-sh <text:tab/>Set image sharpness (-100 to 100)</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tab/>--ISO, <text:s text:c="6"/><text:tab/>-ISO<text:tab/>Set capture ISO</text:p>
      <text:p text:style-name="P3"/>
      <text:p text:style-name="P3">Sets the ISO to be used for captures. Range is 100 to 800.</text:p>
      <text:p text:style-name="P3"><text:tab/>--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17">auto <text:tab/><text:tab/>Use automatic exposure mode</text:p>
      <text:p text:style-name="P17">night <text:tab/><text:tab/>Select setting for night shooting</text:p>
      <text:p text:style-name="P17">nightpreview</text:p>
      <text:p text:style-name="P17">backlight <text:tab/>Select setting for back lit subject</text:p>
      <text:p text:style-name="P17">spotlight<text:tab/><text:tab/></text:p>
      <text:p text:style-name="P17">sports<text:tab/><text:tab/>Select setting for sports (fast shutter etc)</text:p>
      <text:p text:style-name="P17">snow<text:tab/><text:tab/>Select setting optimised for snowy scenery</text:p>
      <text:p text:style-name="P17">beach<text:tab/><text:tab/>Select setting optimised for beach</text:p>
      <text:p text:style-name="P17">verylong<text:tab/>Select setting for long exposures</text:p>
      <text:p text:style-name="P17">fixedfps,<text:tab/>Constrain fps to a fixed value</text:p>
      <text:p text:style-name="P17">antishake<text:tab/>Antishake mode</text:p>
      <text:p text:style-name="P17">fireworks<text:tab/>Select settings</text:p>
      <text:p text:style-name="P3"/>
      <text:p text:style-name="P3">Note that not all of these settings may be implemented, depending on camera tuning.</text:p>
      <text:p text:style-name="P3"/>
      <text:p text:style-name="P3"><text:tab/>--awb,<text:tab/><text:tab/>-awb <text:tab/>Set Automatic White Balance (AWB) mode</text:p>
      <text:p text:style-name="P3"/>
      <text:p text:style-name="P17">off <text:s text:c="5"/><text:tab/><text:tab/>Turn off white balance calculation</text:p>
      <text:p text:style-name="P17">auto <text:s text:c="6"/><text:tab/>Automatic mode (default)</text:p>
      <text:p text:style-name="P17">sun <text:s text:c="8"/><text:tab/>Sunny mode</text:p>
      <text:p text:style-name="P17">cloud <text:s text:c="6"/><text:tab/>Cloudy mode</text:p>
      <text:p text:style-name="P17">shade <text:s text:c="6"/><text:tab/>Shaded mode</text:p>
      <text:p text:style-name="P17">tungsten<text:tab/>Tungsten lighting mode</text:p>
      <text:p text:style-name="P17">fluorescent<text:tab/>Fluorescent<text:tab/>lighting mode<text:tab/></text:p>
      <text:p text:style-name="P17">incandescent <text:s text:c="2"/><text:tab/>Incandescent lighting mode</text:p>
      <text:p text:style-name="P17">flash <text:s text:c="2"/><text:tab/><text:tab/>Flash mode</text:p>
      <text:p text:style-name="P17">horizon<text:tab/><text:tab/>Horizon mode</text:p>
      <text:p text:style-name="P3"/>
      <text:p text:style-name="P3"><text:tab/>--imxfx, <text:s text:c="4"/><text:tab/>-ifx<text:tab/>Set image effect</text:p>
      <text:p text:style-name="P3"/>
      <text:p text:style-name="P3">Set an effect to be applied to the image</text:p>
      <text:p text:style-name="P3"/>
      <text:p text:style-name="P17">none<text:tab/><text:tab/>NO effect (default)</text:p>
      <text:p text:style-name="P17">negative<text:tab/>Negate the image <text:s text:c="2"/><text:tab/></text:p>
      <text:p text:style-name="P17">solarise<text:tab/>Solarise the image</text:p>
      <text:p text:style-name="P17">posterize<text:tab/>Posterise the image</text:p>
      <text:p text:style-name="P17">whiteboard<text:tab/>Whiteboard effect</text:p>
      <text:p text:style-name="P17">blackboard<text:tab/>Blackboard effect</text:p>
      <text:p text:style-name="P17">sketch<text:tab/><text:tab/>Sketch style effect</text:p>
      <text:p text:style-name="P17">denoise<text:tab/>Denoise the image</text:p>
      <text:p text:style-name="P17">emboss<text:tab/>Emboss the image</text:p>
      <text:p text:style-name="P17">oilpaint<text:tab/><text:tab/>Apply an oil paint style effect</text:p>
      <text:p text:style-name="P17">hatch<text:tab/><text:tab/>Hatch sketch style</text:p>
      <text:p text:style-name="P17">gpen<text:tab/></text:p>
      <text:p text:style-name="P17">pastel<text:tab/><text:tab/>A pastel style effect</text:p>
      <text:p text:style-name="P17">watercolour<text:tab/>A watercolour style effect</text:p>
      <text:p text:style-name="P17">film<text:tab/><text:tab/>Film grain style effect</text:p>
      <text:p text:style-name="P17">blur<text:tab/><text:tab/>Blur the image</text:p>
      <text:p text:style-name="P17">saturation<text:tab/>Colour saturate the image</text:p>
      <text:p text:style-name="P17">colourswap<text:tab/>Not fully implemented</text:p>
      <text:p text:style-name="P17">washedout<text:tab/>Not fully implemented</text:p>
      <text:p text:style-name="P17">posterise <text:s/><text:tab/>Not fully implemented</text:p>
      <text:p text:style-name="P17">colourpoint<text:tab/>Not fully implemented</text:p>
      <text:p text:style-name="P17">colourbalance<text:tab/>Not fully implemented</text:p>
      <text:p text:style-name="P17">cartoon<text:tab/><text:s text:c="4"/><text:tab/>Not fully implemented</text:p>
      <text:p text:style-name="P3"/>
      <text:p text:style-name="P3"><text:tab/>--colfx, <text:s text:c="3"/><text:tab/><text:s/>-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17">average<text:tab/>Average the whole frame for metering.</text:p>
      <text:p text:style-name="P17">spot<text:tab/><text:tab/>Spot metering</text:p>
      <text:p text:style-name="P17">backlit<text:tab/><text:tab/>Assume a backlit image</text:p>
      <text:p text:style-name="P17">matrix<text:tab/><text:tab/>Matrix metering</text:p>
      <text:p text:style-name="P3"/>
      <text:p text:style-name="P3"><text:tab/>--rotation, <text:s/><text:tab/><text:s/>-rot <text:s/>Set image rotation (0-359)</text:p>
      <text:p text:style-name="P3"/>
      <text:p text:style-name="P3">Sets the rotation of the image in viewfinder and resulting image. This can take any value from 0 upwards, but due to hardware constraints only 0, 90, 180 and 270 degree rotations are supported.</text:p>
      <text:p text:style-name="P3"/>
      <text:p text:style-name="P3"/>
      <text:p text:style-name="P3"><text:tab/>--hflip, <text:s/><text:tab/><text:tab/>-hf <text:tab/>Set horizontal flip</text:p>
      <text:p text:style-name="P3"/>
      <text:p text:style-name="P3">Flips the preview and saved image horizontally.</text:p>
      <text:p text:style-name="P3"/>
      <text:p text:style-name="P3"><text:tab/>--vflip, <text:s text:c="2"/><text:tab/>-vf<text:tab/>Set vertical flip</text:p>
      <text:p text:style-name="P3"/>
      <text:p text:style-name="P3">Flips the preview and saved image vertically.</text:p>
      <text:p text:style-name="P3"/>
      <text:p text:style-name="P3"><text:tab/>--roi,<text:tab/><text:tab/>-roi<text:tab/>Set sensor region of interest </text:p>
      <text:p text:style-name="P3"/>
      <text:p text:style-name="P3">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3"/>
      <text:p text:style-name="P3"><text:tab/><text:tab/>-roi 0.5,0.5,0.25,0.25</text:p>
      <text:p text:style-name="P3"/>
      <text:p text:style-name="P3"><text:tab/>--shutter,<text:tab/>-ss<text:tab/>Set shutter speed</text:p>
      <text:p text:style-name="P3"/>
      <text:p text:style-name="P3">Set the shutter speed to the specified value (in microseconds). There is currently an upper limit of approximately 330000us (330ms, 0.33s) past which operation is undefined. This is being investigated.</text:p>
      <text:p text:style-name="P18"><text:span text:style-name="T2"/></text:p>
      <text:p text:style-name="P5"><text:span text:style-name="T2">Application specific settings</text:span></text:p>
      <text:p text:style-name="P2"/>
      <text:p text:style-name="P5"><text:span text:style-name="T3">raspistill</text:span></text:p>
      <text:p text:style-name="P2"/>
      <text:p text:style-name="P19">--width,<text:tab/><text:tab/>-w<text:tab/><text:tab/>Set image width &lt;size&gt;</text:p>
      <text:p text:style-name="P19">--height,<text:tab/>-h<text:tab/><text:tab/>Set image height &lt;size&gt;</text:p>
      <text:p text:style-name="P19">--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latest<text:tab/><text:tab/>-l<text:tab/><text:tab/>Link latest frame to filename &lt;filename&gt;</text:p>
      <text:p text:style-name="P3"/>
      <text:p text:style-name="P3">Make a file system link under this name to the latest frame.</text:p>
      <text:p text:style-name="P3"/>
      <text:p text:style-name="P3"><text:tab/>--verbose,<text:tab/>-v<text:tab/><text:tab/>Output verbose information during run</text:p>
      <text:p text:style-name="P3"/>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04d at the point in the filename where you want a frame count number to appear. e.g.</text:p>
      <text:p text:style-name="P3"/>
      <text:p text:style-name="P3"><text:tab/><text:tab/>-t 30000 -tl 2000 -o image%04d.jpg</text:p>
      <text:p text:style-name="P3"/>
      <text:p text:style-name="P3">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3"/>
      <text:p text:style-name="P3"><text:tab/>-timestamp,<text:tab/>-ts<text:tab/><text:tab/>TimeStamp</text:p>
      <text:p text:style-name="P3"><text:tab/>-datetime,<text:tab/>-dt<text:tab/><text:tab/>DateTime</text:p>
      <text:p text:style-name="P3"><text:tab/>-hourminsec,<text:tab/>-hms<text:tab/><text:tab/>HourMinuteSec<text:line-break/></text:p>
      <text:p text:style-name="P3">This values will replace frame number for file naming with Unix timestamp, DateTime (MonthDayHourMinSec) or HourMinuteSecons.</text:p>
      <text:p text:style-name="P3"/>
      <text:p text:style-name="P3"><text:tab/><text:tab/>-t 30000 -tl 2000 -dt -o image2014%010d.jpg</text:p>
      <text:p text:style-name="P3"/>
      <text:p text:style-name="P3">will produce a capture every 2 seconds, over a total period of 30s, named image20141231101100.jpg, image20141231101102.jpg.. image20141231101102.jpg. Note that the %010d indicates a 10 digit number with leading zero's added to pad to the required number of digits. In this case images were taken in 2014 on 31st December at 10:11am</text:p>
      <text:p text:style-name="P3"/>
      <text:p text:style-name="P3">If a timelapse value of 0 is entered, the application will take pictures as fast as possible. Note there is an minimum enforced pause of 30ms between captures to ensure that exposure calculations can be made. </text:p>
      <text:p text:style-name="P3"/>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3">if '--thumb none' is specified, no thumbnail information will be placed in the file. This reduces the file size slightly.</text:p>
      <text:p text:style-name="P3"/>
      <text:p text:style-name="P3"><text:tab/>--demo, <text:tab/>-d<text:tab/><text:s/><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deciding the encoding of a file.</text:p>
      <text:p text:style-name="P3"/>
      <text:p text:style-name="P3"><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2"><text:span text:style-name="T6"><text:tab/><text:tab/></text:span>--exif GPS.GPSLongitude=5/1,10/1,15/100</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7">ImageWidth, 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3">Setting '--exif none' will prevent any EXIF information being stored in the file. This reduces the file size slightly.</text:p>
      <text:p text:style-name="P3"/>
      <text:p text:style-name="P3"/>
      <text:p text:style-name="P3"><text:tab/>--fullpreview,<text:tab/><text:tab/>-fp<text:tab/>Full Preview mode</text:p>
      <text:p text:style-name="P3"/>
      <text:p text:style-name="P3">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keypress<text:tab/><text:tab/>-k<text:tab/>Keypress mode</text:p>
      <text:p text:style-name="P3"/>
      <text:p text:style-name="P3">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2"/>
      <text:p text:style-name="P3"><text:tab/>--signal<text:tab/><text:tab/><text:tab/>-s<text:tab/>Signal mode</text:p>
      <text:p text:style-name="P3"/>
      <text:p text:style-name="P3">The camera is run for the requested time (-t), and a captures can be initiated throughout that time by sending a USR1 signal to the camera process. This can be done using the kill command. You can find the camera process ID using the 'pgrep raspistill' command.</text:p>
      <text:p text:style-name="P3"/>
      <text:p text:style-name="P3"><text:tab/><text:tab/>kill -USR1 &lt;process id of raspistill&gt;</text:p>
      <text:p text:style-name="P3"/>
      <text:p text:style-name="P5"><text:span text:style-name="T3">raspistillyuv</text:span></text:p>
      <text:p text:style-name="P2"/>
      <text:p text:style-name="P2"/>
      <text:p text:style-name="P3">Many of the options for raspistillyuv are the same as those for raspistill. This section shows the differences.</text:p>
      <text:p text:style-name="P3"/>
      <text:p text:style-name="P3">Unsupported Options:</text:p>
      <text:p text:style-name="P3"><text:tab/>--exif, --encoding, --thumb, --raw, --quality</text:p>
      <text:p text:style-name="P3"/>
      <text:p text:style-name="P3">Extra Options :</text:p>
      <text:p text:style-name="P3"/>
      <text:p text:style-name="P3"><text:tab/>--rgb,<text:tab/><text:tab/>-rgb<text:tab/>Save uncompressed data as RGB888</text:p>
      <text:p text:style-name="P3"/>
      <text:p text:style-name="P3">This option forces the image to be saved as RGB data with 8 bits per channel, rather than YUV420. </text:p>
      <text:p text:style-name="P3"/>
      <text:p text:style-name="P3">Note that the image buffers saved in raspistillyuv are padded to a horizontal size divisible by 16 (so there may be unused bytes at the end of each line to make the width divisible by 16). Buffers are also padded vertically to be divisible by 16, and in the YUV mode, each plane of Y,U,V is padded in this way.</text:p>
      <text:p text:style-name="P3"/>
      <text:p text:style-name="P2"/>
      <text:p text:style-name="P5"><text:span text:style-name="T3">raspivid</text:span></text:p>
      <text:p text:style-name="P2"/>
      <text:p text:style-name="P2"/>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30 a high quality bitrate would be 15Mbits/s or more. Maximum bitrate is 25Mbits/s (-b 25000000), but much over 17Mbits/s will not show noticeable improvement at 1080p30.</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3">The program will run for this length of time, then take the capture (if output is specified). If not specified, this is set to 5seconds. Setting 0 will mean the application will run continuously until stopped with Ctrl-C.</text:p>
      <text:p text:style-name="P3"/>
      <text:p text:style-name="P3"><text:tab/>--demo, <text:tab/>-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3"><text:tab/>--intra, <text:s text:c="3"/><text:tab/>-g <text:s/><text:tab/>Specify the intra refresh period (key frame rate/GoP)</text:p>
      <text:p text:style-name="P3"/>
      <text:p text:style-name="P3">Sets the intra refresh period (GoP) rate for the recorded video. H264 video uses a complete frame (I-frame) every intra refresh period from which subsequent frames are based. This options specifies the numbers of frames between each I-frame. Larger numbers here will reduce the size of the resulting video, smaller numbers make the stream more robust to error.</text:p>
      <text:p text:style-name="P3"/>
      <text:p text:style-name="P3"><text:tab/>--qp,<text:tab/><text:tab/>-qp<text:tab/>Set quantisation parameter</text:p>
      <text:p text:style-name="P3"/>
      <text:p text:style-name="P3">Sets the initial quantisation parameter for the stream. Varies from approximately 10 to 40, and will greatly effect the quality of the recording. Higher values reduce quality and decrease file size. Combine this setting with bitrate of 0 to set a completely variable bitrate. </text:p>
      <text:p text:style-name="P3"/>
      <text:p text:style-name="P3"><text:span text:style-name="T8"><text:tab/></text:span>--profile,<text:tab/>-pf<text:tab/>Specify H264 profile to use for encoding</text:p>
      <text:p text:style-name="P3"/>
      <text:p text:style-name="P3">Sets the H264 profile to be used for the encoding. Options are : <text:s/>baseline, main, high.</text:p>
      <text:p text:style-name="P3"/>
      <text:p text:style-name="P3"><text:tab/>--inline, <text:tab/>-ih<text:tab/>Insert PPS, SPS headers</text:p>
      <text:p text:style-name="P3"/>
      <text:p text:style-name="P3">Forces the stream to include PPS and SPS headers on every I-frame. Needed for certain streaming cases. e.g. Apple HLS. These headers are small, so do not greatly increase file size.</text:p>
      <text:p text:style-name="P3"/>
      <text:p text:style-name="P3"><text:tab/>--timed<text:tab/><text:tab/>-td<text:tab/>Do timed switches between capture and pause</text:p>
      <text:p text:style-name="P3"/>
      <text:p text:style-name="P3">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3"/>
      <text:p text:style-name="P3">For example</text:p>
      <text:p text:style-name="P3"/>
      <text:p text:style-name="P3"><text:tab/>raspivid -o test.h264 -t 25000 -timed 2500,5000</text:p>
      <text:p text:style-name="P3"/>
      <text:p text:style-name="P3">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3"/>
      <text:p text:style-name="P20">2.5 record – 5 pause - 2.5 record – 5 pause -2.5 <text:s/>record – 5 pause – 2.5 record</text:p>
      <text:p text:style-name="P3"/>
      <text:p text:style-name="P3">gives a total recording period of 25s, but only 10s of actual recorded footage</text:p>
      <text:p text:style-name="P3"/>
      <text:p text:style-name="P3"><text:tab/>--keypress<text:tab/>-k<text:tab/>Toggle between record and pause on ENTER key pressed</text:p>
      <text:p text:style-name="P3"/>
      <text:p text:style-name="P3">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3"/>
      <text:p text:style-name="P3"><text:tab/>--signal<text:tab/><text:tab/>-s<text:tab/>Toggle between record and pause according to SIGUSR1</text:p>
      <text:p text:style-name="P3"/>
      <text:p text:style-name="P3">Sending a USR1 signal to the raspivid process will toggle between recording and paused. This can be done using the kill command. You can find the raspivid process ID using 'pgrep raspivid'.</text:p>
      <text:p text:style-name="P3"/>
      <text:p text:style-name="P3"><text:tab/><text:tab/>kill -USR1 &lt;process id of raspistill&gt;</text:p>
      <text:p text:style-name="P3"/>
      <text:p text:style-name="P3">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3"/>
      <text:p text:style-name="P3"><text:tab/>--initial<text:tab/><text:tab/>-i<text:tab/>Define initial state on startup.</text:p>
      <text:p text:style-name="P2"/>
      <text:p text:style-name="P3">Define whether the camera will start paused or will immediately start recording. <text:s/>Options are 'record' or 'pause'. Note that if you are using a simple timeout, and initial is set to 'pause', no output will be recorded.</text:p>
      <text:p text:style-name="P21"/>
      <text:p text:style-name="P5"><text:span text:style-name="T2">Examples</text:span></text:p>
      <text:p text:style-name="P2"/>
      <text:p text:style-name="P5"><text:span text:style-name="T3">Still captures</text:span></text:p>
      <text:p text:style-name="P2"/>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text:tab/>raspistill -t 2000 -o image.jpg</text:p>
      <text:p text:style-name="P3"/>
      <text:p text:style-name="P3">Take a capture at a different resolution.</text:p>
      <text:p text:style-name="P3"/>
      <text:p text:style-name="P3"><text:tab/>raspistill -t 2000 -o image.jpg -w 640 -h 480</text:p>
      <text:p text:style-name="P3"/>
      <text:p text:style-name="P3">Now reduce the quality considerably to reduce file size</text:p>
      <text:p text:style-name="P3"/>
      <text:p text:style-name="P3"><text:tab/>raspistill -t 2000 -o image.jpg -q 5</text:p>
      <text:p text:style-name="P3"/>
      <text:p text:style-name="P3">Force the preview to appear at coordinate 100,100, with width 300 and height 200 pixels.</text:p>
      <text:p text:style-name="P3"/>
      <text:p text:style-name="P3"><text:tab/>raspistill -t 2000 -o image.jpg -p 100,100,300,200</text:p>
      <text:p text:style-name="P3"/>
      <text:p text:style-name="P3">Disable preview entirely</text:p>
      <text:p text:style-name="P3"/>
      <text:p text:style-name="P3"><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text:tab/>raspistill -t 2000 -o image.png –e png </text:p>
      <text:p text:style-name="P3"/>
      <text:p text:style-name="P3">Add some EXIF information to the JPEG. This sets the Artist tag name to Boris, and the GPS altitude to 123.5m. Note that if setting GPS tags you should set as a minimum <text:span text:style-name="T9">GPSLatitude, GPSLatitudeRef, GPSLongitude, GPSLongitudeRef, GPSAltitude and GPSAltitudeRef</text:span>.</text:p>
      <text:p text:style-name="P3"/>
      <text:p text:style-name="P3"><text:tab/>raspistill -t 2000 -o image.jpg -x IFDO.Artist=Boris -x GPS.GPSAltitude=1235/10</text:p>
      <text:p text:style-name="P3"/>
      <text:p text:style-name="P3">Set an emboss style image effect</text:p>
      <text:p text:style-name="P3"/>
      <text:p text:style-name="P3"><text:tab/>raspistill -t 2000 -o image.jpg -ifx emboss</text:p>
      <text:p text:style-name="P3"/>
      <text:p text:style-name="P3">Set the U and V channels of the YUV image to specific values (128:128 produces a greyscale image)</text:p>
      <text:p text:style-name="P3"/>
      <text:p text:style-name="P3"><text:tab/>raspistill -t 2000 -o image.jpg -cfx 128:128</text:p>
      <text:p text:style-name="P3"/>
      <text:p text:style-name="P3">Run preview ONLY for 2s, no saved image.</text:p>
      <text:p text:style-name="P3"/>
      <text:p text:style-name="P3"><text:tab/>raspistill -t 2000 </text:p>
      <text:p text:style-name="P3"/>
      <text:p text:style-name="P3">Take timelapse picture, one every 10 seconds for 10 minutes (10 minutes = 600000ms), named image_num_001_today.jpg, image_num_002_today.jpg onwards, with the latest picture also available under the name latest.jpg.</text:p>
      <text:p text:style-name="P3"/>
      <text:p text:style-name="P3"><text:tab/>raspistill -t 600000 -tl 10000 -o image_num_%03d_today.jpg -l latest.jpg</text:p>
      <text:p text:style-name="P3"/>
      <text:p text:style-name="P3">Take a picture and send image data to stdout</text:p>
      <text:p text:style-name="P3"/>
      <text:p text:style-name="P3"><text:tab/>raspistill -t 2000 -o - </text:p>
      <text:p text:style-name="P3"/>
      <text:p text:style-name="P3">Take a picture and send image data to file</text:p>
      <text:p text:style-name="P3"/>
      <text:p text:style-name="P3"><text:tab/>raspistill -t 2000 -o - &gt; my_file.jpg</text:p>
      <text:p text:style-name="P3"/>
      <text:p text:style-name="P3">Run camera forever, taking a picture when Enter is pressed</text:p>
      <text:p text:style-name="P3"/>
      <text:p text:style-name="P3"><text:tab/>raspistill -t 0 -k -o my_pics%02d.jpg </text:p>
      <text:p text:style-name="P5"><text:span text:style-name="T3">Video Captures</text:span></text:p>
      <text:p text:style-name="P2"/>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text:tab/>raspivid -t 5000 -o video.h264</text:p>
      <text:p text:style-name="P3"/>
      <text:p text:style-name="P3">Record a 5s clip at a specified bitrate (3.5MBits/s)</text:p>
      <text:p text:style-name="P3"/>
      <text:p text:style-name="P3"><text:tab/>raspivid -t 5000 -o video.h264 -b 3500000</text:p>
      <text:p text:style-name="P3"/>
      <text:p text:style-name="P3">Record a 5s clip at a specified framerate (5fps)</text:p>
      <text:p text:style-name="P3"/>
      <text:p text:style-name="P3"><text:tab/>raspivid -t 5000 -o video.h264 -f 5</text:p>
      <text:p text:style-name="P3"/>
      <text:p text:style-name="P3">Encode a 5s camera stream and send image data to stdout</text:p>
      <text:p text:style-name="P3"/>
      <text:p text:style-name="P3"><text:tab/>raspivid -t 5000 -o - </text:p>
      <text:p text:style-name="P3"/>
      <text:p text:style-name="P3">Encode a 5s camera stream and send image data to file</text:p>
      <text:p text:style-name="P3"/>
      <text:p text:style-name="P3"><text:tab/>raspivid -t 5000 -o - &gt; my_file.h264</text:p>
      <text:p text:style-name="P2"/>
      <text:p text:style-name="P2"/>
      <text:p text:style-name="P2"/>
      <text:p text:style-name="P5"><text:span text:style-name="T3">Shell Error Codes</text:span></text:p>
      <text:p text:style-name="P2"/>
      <text:p text:style-name="P2">The applications described here will return a standard error code to the shell on completion. Possible error codes are : </text:p>
      <text:p text:style-name="P2"/>
      <text:p text:style-name="P2">EX_OK<text:tab/><text:tab/><text:tab/>0<text:tab/>Application ran successfully.</text:p>
      <text:p text:style-name="P2">EX_USAGE<text:tab/><text:tab/>64<text:tab/>Bad command line parameter</text:p>
      <text:p text:style-name="P2">EX_SOFTWARE<text:tab/><text:tab/>70<text:tab/>Software or camera error</text:p>
      <text:p text:style-name="P2"><text:tab/><text:tab/><text:tab/>130<text:tab/>Application terminated by ctrl-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james </meta:initial-creator>
  </office:meta>
</office:document-meta>
</file>